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2" style:family="paragraph" style:parent-style-name="Div">
      <style:paragraph-properties fo:margin-left="0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style>
    <style:style style:name="P14"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text-properties fo:font-style="normal" style:font-style-asian="normal" style:font-style-complex="normal"/>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style>
    <style:style style:name="P24"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417in" fo:margin-right="0in" fo:margin-top="0in" fo:margin-bottom="0.0402in" fo:text-indent="0in" style:auto-text-indent="false" style:writing-mode="lr-tb"/>
    </style:style>
    <style:style style:name="P26"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29"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0"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1"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2"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33"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6"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7"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orashon: The Musical</text:p>
      <text:p text:style-name="P21"/>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 -- an older woman in a provocative dress, a poorly dressed drunk, and Thisone.</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text:soft-page-break/>Fade in; caption: 3 years earlier</text:p>
      <text:p text:style-name="P9">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6">It was a starry night</text:p>
      <text:p text:style-name="P26">In mid July</text:p>
      <text:p text:style-name="P26">We were a lonely girl</text:p>
      <text:p text:style-name="P26">A lonely guy</text:p>
      <text:p text:style-name="P26">A lonely star was passing by</text:p>
      <text:p text:style-name="P25"><text:span text:style-name="T1">Starlite</text:span><text:span text:style-name="T4">tm</text:span><text:span text:style-name="T1"> was touching you &amp; I</text:span></text:p>
      <text:p text:style-name="P26"/>
      <text:p text:style-name="P26">We told the Moon, be still</text:p>
      <text:p text:style-name="P26">And light our way</text:p>
      <text:p text:style-name="P26">We told the Earth to stop</text:p>
      <text:p text:style-name="P26">And hold the day</text:p>
      <text:p text:style-name="P26">We told the Sun to stay away</text:p>
      <text:p text:style-name="P25"><text:span text:style-name="T1">We told him Starlite</text:span><text:span text:style-name="T4">tm</text:span><text:span text:style-name="T1"> was OK</text:span></text:p>
      <text:p text:style-name="P26"/>
      <text:p text:style-name="P26">Something is strange</text:p>
      <text:p text:style-name="P26">Something has changed</text:p>
      <text:p text:style-name="P25"><text:span text:style-name="T1">Starlite</text:span><text:span text:style-name="T4">tm</text:span><text:span text:style-name="T1"> has turned to day</text:span></text:p>
      <text:p text:style-name="P26"/>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we bother?</text:p>
      <text:p text:style-name="P16">(pause)</text:p>
      <text:p text:style-name="P16">_Annai: What else is there?  To do, I mean.</text:p>
      <text:p text:style-name="P16">_Thisone: I don't know --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Sometimes it's hard to focus.</text:p>
      <text:p text:style-name="P16">_Annai: What? Do you have ADHD?</text:p>
      <text:p text:style-name="P16"><text:soft-page-break/>_Thisone: Not diagnosed, but probably, yeah.</text:p>
      <text:p text:style-name="P16">_Annai: They have drugs for that sort of thing.  You should look into it.</text:p>
      <text:p text:style-name="P16">_Thisone: Maybe I will.</text:p>
      <text:p text:style-name="P16"/>
      <text:p text:style-name="P17">Music swells in background; Ogre sings another verse</text:p>
      <text:p text:style-name="P26">It was a misty morning afternoon</text:p>
      <text:p text:style-name="P26">The sun was shining on the bride and groom</text:p>
      <text:p text:style-name="P26">We kissed till midnight, danced till noon</text:p>
      <text:p text:style-name="P25"><text:span text:style-name="T1">Under the Starlite</text:span><text:span text:style-name="T4">tm</text:span><text:span text:style-name="T1">  in our room</text:span></text:p>
      <text:p text:style-name="P25"/>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4">If you try to dance to this</text:p>
      <text:p text:style-name="P14">You may find things quite amiss</text:p>
      <text:p text:style-name="P14">You may find that things will change in time</text:p>
      <text:p text:style-name="P14">Turning sour the taste you thought was fine</text:p>
      <text:p text:style-name="P14"/>
      <text:p text:style-name="P14">I can't tell you what you know</text:p>
      <text:p text:style-name="P14">I can't show you where to go</text:p>
      <text:p text:style-name="P14">I can't say what you will have to do</text:p>
      <text:p text:style-name="P14">I can't teach you how to best be you</text:p>
      <text:p text:style-name="P14"/>
      <text:p text:style-name="P14">If I say to think out loud</text:p>
      <text:p text:style-name="P14">Stars in trees and sunset cloud</text:p>
      <text:p text:style-name="P14">Will your brain begin to understand?</text:p>
      <text:p text:style-name="P14">Is it just the pair that makes the man?</text:p>
      <text:p text:style-name="P14"/>
      <text:p text:style-name="P14">Can you hear me talk to you?</text:p>
      <text:p text:style-name="P14">Can you tell me what to do?</text:p>
      <text:p text:style-name="P14">Can you let me go my merry way</text:p>
      <text:p text:style-name="P14">Nothing happens to disturb your day</text:p>
      <text:p text:style-name="P14"/>
      <text:p text:style-name="P14"><text:soft-page-break/>If I let you dance to this</text:p>
      <text:p text:style-name="P14">You may find your only bliss</text:p>
      <text:p text:style-name="P14">You may realize that you'r'e feeling fine</text:p>
      <text:p text:style-name="P14">Happy now, contented for all time</text:p>
      <text:p text:style-name="P14"/>
      <text:p text:style-name="P14">If I teach you you're OK</text:p>
      <text:p text:style-name="P14">Will you thank me every day?</text:p>
      <text:p text:style-name="P14">Pour a drink and toast it to my name</text:p>
      <text:p text:style-name="P14">Keep my memory alive in fame</text:p>
      <text:p text:style-name="P14"/>
      <text:p text:style-name="P14">Nothing can prepare you for</text:p>
      <text:p text:style-name="P14">What you'll see behind that door</text:p>
      <text:p text:style-name="P14">No my friend, I cannot take you there</text:p>
      <text:p text:style-name="P14">This is not a thing that two can share</text:p>
      <text:p text:style-name="P14"/>
      <text:p text:style-name="P14">If your mind can dance to this</text:p>
      <text:p text:style-name="P14">You might feel that hidden kiss</text:p>
      <text:p text:style-name="P14">Then you'll know how we all change in time</text:p>
      <text:p text:style-name="P14">Wind that blows in</text:p>
      <text:p text:style-name="P14">May just blow your mind</text:p>
      <text:p text:style-name="P14"/>
      <text:p text:style-name="P14">Ooh,</text:p>
      <text:p text:style-name="P14">Ooh, changing time</text:p>
      <text:p text:style-name="P14">Ooh,</text:p>
      <text:p text:style-name="P14">Ooh, changing time</text:p>
      <text:p text:style-name="P14"/>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or DJ getup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ext:soft-page-break/>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text:soft-page-break/>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song: Give it all to me</text:p>
      <text:p text:style-name="P24"/>
      <text:p text:style-name="P24">Give it all to me</text:p>
      <text:p text:style-name="P24">Let it all go free</text:p>
      <text:p text:style-name="P24">Give me all your dreams</text:p>
      <text:p text:style-name="P24">You're bursting at the seams</text:p>
      <text:p text:style-name="P24"/>
      <text:p text:style-name="P24">Give it all to me</text:p>
      <text:p text:style-name="P24">Everything you are</text:p>
      <text:p text:style-name="P24">Let me be your guide</text:p>
      <text:p text:style-name="P24"><text:soft-page-break/>I'll be your shining star</text:p>
      <text:p text:style-name="P24"/>
      <text:p text:style-name="P24">I gave you hope</text:p>
      <text:p text:style-name="P24">I gave you love</text:p>
      <text:p text:style-name="P24">I gave you life</text:p>
      <text:p text:style-name="P24">I gave you pride</text:p>
      <text:p text:style-name="P24">I gave you strength</text:p>
      <text:p text:style-name="P24">To carry on</text:p>
      <text:p text:style-name="P24">Give me one</text:p>
      <text:p text:style-name="P24">Reason why</text:p>
      <text:p text:style-name="P24"/>
      <text:p text:style-name="P24">Give it all to me</text:p>
      <text:p text:style-name="P24">Everything you see</text:p>
      <text:p text:style-name="P24">Give me what's inside</text:p>
      <text:p text:style-name="P24">So I can feel alive</text:p>
      <text:p text:style-name="P24"/>
      <text:p text:style-name="P24">Show me now</text:p>
      <text:p text:style-name="P24">What it's for</text:p>
      <text:p text:style-name="P24">What's at stake</text:p>
      <text:p text:style-name="P24">What's the point</text:p>
      <text:p text:style-name="P24">I gave you more</text:p>
      <text:p text:style-name="P24">Than you deserve</text:p>
      <text:p text:style-name="P24">Give me back</text:p>
      <text:p text:style-name="P24">What you stole</text:p>
      <text:p text:style-name="P24"/>
      <text:p text:style-name="P24">Give it all to me</text:p>
      <text:p text:style-name="P24">Pieces of your soul</text:p>
      <text:p text:style-name="P24">Every little thing</text:p>
      <text:p text:style-name="P24">Helps to make me whole</text:p>
      <text:p text:style-name="P24"/>
      <text:p text:style-name="P24">Give it all to me</text:p>
      <text:p text:style-name="P24">Everything inside</text:p>
      <text:p text:style-name="P24">All will be revealed</text:p>
      <text:p text:style-name="P24">When</text:p>
      <text:p text:style-name="P24">There's nothing left to hide </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text:soft-page-break/>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text:soft-page-break/>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text:soft-page-break/>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text:soft-page-break/>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text:soft-page-break/>_Thisone: Do I know the song?</text:p>
      <text:p text:style-name="P19">_Morashon: You will.</text:p>
      <text:p text:style-name="P20"/>
      <text:p text:style-name="P20">Annai sings "Mouth Of Truth" to Morashon's accompaniment. <text:s/>Thisone adds harmony later in the song.</text:p>
      <text:p text:style-name="P20"/>
      <text:p text:style-name="P20">Song: Mouth Of Truth</text:p>
      <text:p text:style-name="P20"/>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0"/>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text:soft-page-break/>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text:soft-page-break/>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text:soft-page-break/>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just look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text:soft-page-break/>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text:soft-page-break/>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7">Scene: private booth at a fancy restaurant</text:p>
      <text:p text:style-name="P17">Annai is already sitting in the booth; Thisone ports in. </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text:soft-page-break/>(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text:soft-page-break/>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text:soft-page-break/>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 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text:soft-page-break/>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text:soft-page-break/>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4">You are the one</text:p>
      <text:p text:style-name="P24">You shine as bright as the sun</text:p>
      <text:p text:style-name="P24">I barely light up the room</text:p>
      <text:p text:style-name="P24">But I'll be brighter and soon</text:p>
      <text:p text:style-name="P24">I'm going to burn like a star</text:p>
      <text:p text:style-name="P24">Play that guitar</text:p>
      <text:p text:style-name="P24">Singing a song</text:p>
      <text:p text:style-name="P24">It won't take long</text:p>
      <text:p text:style-name="P24">'Till I feel</text:p>
      <text:p text:style-name="P24">Like I am real</text:p>
      <text:p text:style-name="P24"/>
      <text:p text:style-name="P24">I will be there</text:p>
      <text:p text:style-name="P24">I will be holding the chair</text:p>
      <text:p text:style-name="P24">I will be holding the ball</text:p>
      <text:p text:style-name="P24">I will be holding it all</text:p>
      <text:p text:style-name="P24">I will be holding you close</text:p>
      <text:p text:style-name="P24">Making a toast</text:p>
      <text:p text:style-name="P24">Drinking the wine</text:p>
      <text:p text:style-name="P24">Having a time</text:p>
      <text:p text:style-name="P24"/>
      <text:p text:style-name="P24">'Cause I feel</text:p>
      <text:p text:style-name="P24">Like I am real</text:p>
      <text:p text:style-name="P24">Like I can deal</text:p>
      <text:p text:style-name="P24">With what I feel</text:p>
      <text:p text:style-name="P24"/>
      <text:p text:style-name="P24">Like, "Am I Real?"</text:p>
      <text:p text:style-name="P24"/>
      <text:p text:style-name="P24">Now I'm a star</text:p>
      <text:p text:style-name="P24">I drive a thirty foot car</text:p>
      <text:p text:style-name="P24">I own a house in the woods</text:p>
      <text:p text:style-name="P24">I've got material goods</text:p>
      <text:p text:style-name="P24">I got a piece of my mind</text:p>
      <text:p text:style-name="P24">Cost me a dime</text:p>
      <text:p text:style-name="P24">Singing a song</text:p>
      <text:p text:style-name="P24">Didn't take long</text:p>
      <text:p text:style-name="P24"/>
      <text:p text:style-name="P24">'Cause I feel ('Cause I feel)</text:p>
      <text:p text:style-name="P24">Like I am real (I am real)</text:p>
      <text:p text:style-name="P24">Like I can deal (I can deal)</text:p>
      <text:p text:style-name="P24">With what I feel (what I feel...)</text:p>
      <text:p text:style-name="P24"><text:soft-page-break/>Like, "Am I Real?"</text:p>
      <text:p text:style-name="P24"/>
      <text:p text:style-name="P24">(solo -- played by the Ogre)</text:p>
      <text:p text:style-name="P24"/>
      <text:p text:style-name="P24">Nebulous plans</text:p>
      <text:p text:style-name="P24">Backed up by hopeless demands</text:p>
      <text:p text:style-name="P23"><text:span text:style-name="T6">    </text:span><text:span text:style-name="T7">(Like, “Am I Real?”)</text:span></text:p>
      <text:p text:style-name="P24">Devious schemes</text:p>
      <text:p text:style-name="P24">Dressed up like innocent dreams</text:p>
      <text:p text:style-name="P23"><text:span text:style-name="T6">    </text:span><text:span text:style-name="T7">(Like, “Am I Real?)</text:span></text:p>
      <text:p text:style-name="P24">Be what you are</text:p>
      <text:p text:style-name="P24">Play that guitar</text:p>
      <text:p text:style-name="P24">Singing songs</text:p>
      <text:p text:style-name="P24">Smoking longs</text:p>
      <text:p text:style-name="P24"/>
      <text:p text:style-name="P24">Do you feel (Yes I feel)</text:p>
      <text:p text:style-name="P24">Like you are real (I am real)</text:p>
      <text:p text:style-name="P24">Like you can deal (I can deal)</text:p>
      <text:p text:style-name="P24">With what you feel (What I feel...)</text:p>
      <text:p text:style-name="P24">Like, "Am I Real?"</text:p>
      <text:p text:style-name="P24"/>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text:soft-page-break/>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text:soft-page-break/>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have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text:soft-page-break/>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text:soft-page-break/>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text:soft-page-break/>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text:soft-page-break/>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text:soft-page-break/>_Morashon: I'm not sure I do, anymore.  It was all clear to me, before.</text:p>
      <text:p text:style-name="P16">_Morashon: Goodbye, Annai. (he disappears)</text:p>
      <text:p text:style-name="P16">_Annai: (after a short pause) Goodbye.</text:p>
      <text:p text:style-name="P17"/>
      <text:p text:style-name="P17">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6">Now as the years unwind</text:p>
      <text:p text:style-name="P26">Our love so true</text:p>
      <text:p text:style-name="P26">The morning sun illuminates our view</text:p>
      <text:p text:style-name="P26">And when it's hard on me and you</text:p>
      <text:p text:style-name="P25"><text:span text:style-name="T1">We think of Starlite</text:span><text:span text:style-name="T4">tm</text:span><text:span text:style-name="T1"> we once new</text:span></text:p>
      <text:p text:style-name="P26"/>
      <text:p text:style-name="P26"/>
      <text:p text:style-name="P17">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6"/>
      <text:p text:style-name="P26">Something has changed</text:p>
      <text:p text:style-name="P26">Something is strange</text:p>
      <text:p text:style-name="P25"><text:span text:style-name="T1">Starlite</text:span><text:span text:style-name="T4">tm</text:span><text:span text:style-name="T1"> has turned to day</text:span></text:p>
      <text:p text:style-name="P26"/>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text:soft-page-break/>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the music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text:soft-page-break/>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1700's ballroom. <text:s/>Morashon (mostly human), Thisone, and Annai are in period dress. <text:s/>As they sing, they perform a stately dance. <text:s/>The Ogre accompanies them on harpsichord.</text:p>
      <text:p text:style-name="P17"/>
      <text:p text:style-name="P27">Song: Ballad of Morashon</text:p>
      <text:p text:style-name="P27">Sung by: Thisone, Morashon, Annai (?)</text:p>
      <text:p text:style-name="P27"/>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0">Morashon and me...</text:p>
      <text:p text:style-name="P17"/>
      <text:p text:style-name="P17">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7"/>
      <text:p text:style-name="P16">_Thisone (as Morashon): Thank you for coming.  This will be my farewell performance.  </text:p>
      <text:p text:style-name="P16"/>
      <text:p text:style-name="P17">(boos and whistles from crowd, murmuring -- who is this? Where's Morashon?)</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
      <text:p text:style-name="P17">Morashon is green, humanoid, and two-headed, alternating lead vocals and singing harmony (in Thisone's voice). He does a soft-shoe, with two tophats and a cane.</text:p>
      <text:p text:style-name="P17"/>
      <text:p text:style-name="P22"><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text:soft-page-break/>Song: Mouth Of Truth</text:p>
      <text:p text:style-name="P17"/>
      <text:p text:style-name="P14">Sometimes</text:p>
      <text:p text:style-name="P14">You feel</text:p>
      <text:p text:style-name="P14">You've got to make some changes in your lifestyle</text:p>
      <text:p text:style-name="P14">Sometimes</text:p>
      <text:p text:style-name="P14">You know</text:p>
      <text:p text:style-name="P14">Exactly what it is and what it does</text:p>
      <text:p text:style-name="P14"/>
      <text:p text:style-name="P14">And sometimes</text:p>
      <text:p text:style-name="P14">You don't have a clue</text:p>
      <text:p text:style-name="P14">About any thing at all</text:p>
      <text:p text:style-name="P14"/>
      <text:p text:style-name="P14">So you fake it</text:p>
      <text:p text:style-name="P14">And you take it</text:p>
      <text:p text:style-name="P14">And it breaks you</text:p>
      <text:p text:style-name="P14">So you hate it</text:p>
      <text:p text:style-name="P14"/>
      <text:p text:style-name="P14">Put your hand in the mouth of truth</text:p>
      <text:p text:style-name="P14">Tell yourself it's not true</text:p>
      <text:p text:style-name="P14">Put your hand in the mouth of truth</text:p>
      <text:p text:style-name="P14"/>
      <text:p text:style-name="P14">Sometimes</text:p>
      <text:p text:style-name="P14">You feel</text:p>
      <text:p text:style-name="P14">Emotionally shallow, almost heartless</text:p>
      <text:p text:style-name="P14">Sometimes</text:p>
      <text:p text:style-name="P14">You think</text:p>
      <text:p text:style-name="P14">You might go out and kill just for a thrill</text:p>
      <text:p text:style-name="P14"/>
      <text:p text:style-name="P14">And it scares you</text:p>
      <text:p text:style-name="P14">Deep down inside</text:p>
      <text:p text:style-name="P14">Where you go to hide</text:p>
      <text:p text:style-name="P14"/>
      <text:p text:style-name="P14">So you chase it</text:p>
      <text:p text:style-name="P14">And erase it</text:p>
      <text:p text:style-name="P14">But it comes back</text:p>
      <text:p text:style-name="P14">So you face it</text:p>
      <text:p text:style-name="P14">But you hate it</text:p>
      <text:p text:style-name="P14">Yeah you hate it</text:p>
      <text:p text:style-name="P14"/>
      <text:p text:style-name="P14">Put your hand in the mouth of truth</text:p>
      <text:p text:style-name="P14">Tell yourself it's not true</text:p>
      <text:p text:style-name="P14">Put your hand in the mouth of truth</text:p>
      <text:p text:style-name="P14">Until you do</text:p>
      <text:p text:style-name="P14">It won't come true</text:p>
      <text:p text:style-name="P14"/>
      <text:p text:style-name="P14">Put your hand</text:p>
      <text:p text:style-name="P14">Put your hand</text:p>
      <text:p text:style-name="P13"><text:soft-page-break/><text:span text:style-name="T1">Put your hand</text:span> </text:p>
      <text:p text:style-name="P13"/>
      <text:p text:style-name="P14">Sometimes, sometimes...</text:p>
      <text:p text:style-name="P14"/>
      <text:p text:style-name="P14">Put your hand</text:p>
      <text:p text:style-name="P14">Put your hand...</text:p>
      <text:p text:style-name="P15">Put your hand</text:p>
      <text:p text:style-name="P15">In the mouth of truth</text:p>
      <text:p text:style-name="P17"/>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9"/>
      <text:p text:style-name="P17">Scene: Starlite Lounge; three years later (end of <text:s/>flashback).  </text:p>
      <text:p text:style-name="P17"/>
      <text:p text:style-name="P18">_Pianoplayer: <text:s/>Hello, my friends. <text:s/>It seems, again, we have come to the end of another night of music, magic, and mischief. <text:s/>Now I must bid you all adieu, as the Starlite fades into blackness -- vast, infinite, inconsolable.</text:p>
      <text:p text:style-name="P18"/>
      <text:p text:style-name="P17">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7"/>
      <text:p text:style-name="P17">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text:span text:style-name="T1">(voices of Morashon and Annai in unison:) </text:span>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A Love Sublime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text:soft-page-break/>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37">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2"/>
      <text:p text:style-name="P31"><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29"/>
      <text:p text:style-name="P27">The bartender changes the channel, and the camera pans around so we can see the TV screen. <text:s/>“One” plays, and we see a video of Morashon (Thisone) performing the song, with tophats and cane. <text:s/>The title reads: “Morashon -- Two-headed Talent!” <text:s/></text:p>
      <text:p text:style-name="P27"/>
      <text:p text:style-name="P27">Song: You (Reprise)</text:p>
      <text:p text:style-name="P27">Sung By: Thisone (As Morashon)</text:p>
      <text:p text:style-name="P27"/>
      <text:p text:style-name="P22"><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32">Well... </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7"/>
      <text:p text:style-name="P27">The bartender and the other customers are laughing and enjoying the video. <text:s/>Camera zooms in to the screen, as an information bubble appears:</text:p>
      <text:p text:style-name="P27"/>
      <text:p text:style-name="P33">Moldy Memeories</text:p>
      <text:p text:style-name="P35">Where Are They Now?</text:p>
      <text:p text:style-name="P34">click here to find out!</text:p>
      <text:p text:style-name="P11"/>
      <text:p text:style-name="P27">Thisone leaves a tip, gets up, and leaves the bar.</text:p>
      <text:p text:style-name="P27"/>
      <text:p text:style-name="P28">The End</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03</meta:editing-cycles>
    <dc:date>2012-10-14T01:52:25</dc:date>
    <meta:editing-duration>PT337H02M56S</meta:editing-duration>
    <meta:document-statistic meta:table-count="0" meta:image-count="0" meta:object-count="0" meta:page-count="48" meta:paragraph-count="1774" meta:word-count="19774" meta:character-count="110695"/>
  </office:meta>
</office:document-meta>
</file>